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" manifest:full-path="Configurations2/toolbar/custom_toolbar_52e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bunch of text that is on two lines.</text:p>
      <text:p text:style-name="Standard">This is the second line. that is on two lines.</text:p>
      <text:p text:style-name="Standard">This is a third line. that is on two lines.</text:p>
      <text:p text:style-name="Standard">This is the fourth li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Alcock</meta:initial-creator>
    <meta:creation-date>2015-04-30T18:16:27.03</meta:creation-date>
    <meta:generator>OpenOffice/4.0.1$Win32 OpenOffice.org_project/401m5$Build-9714</meta:generator>
    <dc:date>2015-05-05T20:28:19.56</dc:date>
    <dc:creator>Keith Alcock</dc:creator>
    <meta:editing-duration>PT5H9M45S</meta:editing-duration>
    <meta:editing-cycles>72</meta:editing-cycles>
    <meta:document-statistic meta:table-count="0" meta:image-count="0" meta:object-count="0" meta:page-count="1" meta:paragraph-count="4" meta:word-count="36" meta:character-count="15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' 1, if xR1 ends before xR2, 
' 0, if xR1 ends at the same position as xR2 and 
'-1, if xR1 ends behind xR2.  

Sub getRange
  Dim text as String
  
  oText = ThisComponent.Text
  oVC = thisComponent.getCurrentController.getViewCursor

  'This is the original position
  oldCursor = oText.CreateTextCursorByRange(oVC)
  newCursor = oText.CreateTextCursorByRange(oVC)
	
  'For first paragraph 
  newCursor.collapseToStart()
  newCursor.gotoEndOfParagraph(True)
  'oVC.gotoRange(newCursor, False)
  if oText.compareRegionEnds(newCursor, oldCursor) &gt; 0 then
 	text = text &amp; escape(newCursor.getString() &amp; Chr(13))
  else
    'Was not to end of paragraph
    text = text &amp; escape(oldCursor.getString())
	MsgBox Chr(34) &amp; text &amp; Chr(34)
	'oVC.gotoRange(oldCursor, False)
    exit sub
  end if

  do while True
    'Also have to check beginning because just skipped over \r
  	newCursor.gotoNextParagraph(False)
	if oText.compareRegionEnds(newCursor, oldCursor) &lt;= 0 then
	  'Quit after skipping over cr
	  MsgBox Chr(34) &amp; text &amp; Chr(34)
  	  'oVC.gotoRange(oldCursor, False)
	  exit sub
	end if
    newCursor.gotoEndOfParagraph(True)

    if oText.compareRegionEnds(newCursor, oldCursor) &gt; 0 then
	    'oVC.gotoRange(newCursor, False)
	    text = text &amp; escape(newCursor.getString() &amp; Chr(13))
	else
      newCursor.gotoRange(oldCursor, False)
      newCursor.collapseToEnd()
	  newCursor.gotoStartOfParagraph(True)      
	  'oVC.gotoRange(newCursor, False)
	  text = text &amp; escape(newCursor.getString())
	  MsgBox Chr(34) &amp; text &amp; Chr(34)
  	  'oVC.gotoRange(oldCursor, False)
	  exit sub
  	end if
  loop
End Sub 

Function Escape(inText As String) As String
	Dim outText As String
	Dim c As String
	
	For i = 1 To Len(inText)
		c = Mid(inText, i, 1)
		If c = Chr$(10) Then
			outText = outText &amp; "\n"
		Else
			If c = Chr$(13) Then
				outText = outText &amp; "\r"
			Else
				outText = outText &amp; c
			End If
		End If
	Next
	Escape = outText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